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" svg:font-family="Aptos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ptos" style:font-name-asian="Aptos" style:font-name-complex="Aptos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/>
      <style:text-properties style:font-name="Aptos" style:font-name-asian="Aptos" style:font-name-complex="Aptos"/>
    </style:style>
    <style:style style:name="T1" style:family="text" style:parent-style-name="Default">
      <style:text-properties fo:color="#000000" style:text-line-through-style="none" style:font-name="Aptos" style:font-name-asian="Aptos" style:font-name-complex="Apto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" style:font-name-asian="Aptos" style:font-name-complex="Apto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Aptos" style:font-name-asian="Aptos" style:font-name-complex="Apto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7.366cm"/>
    </style:style>
    <style:style style:name="co2" style:family="table-column">
      <style:table-column-properties fo:break-before="auto" style:column-width="22.288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0.054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zewoźnicy_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Nazwa</text:p>
          </table:table-cell>
          <table:table-cell office:value-type="string" table:style-name="ce1">
            <text:p>Da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UECARGO<text:s/></text:p>
          </table:table-cell>
          <table:table-cell office:value-type="string" table:style-name="ce1">
            <text:p>BLUECARGO Sp. z o.o. Rajska 3, 54-028 Wrocław BDO 000710623 NIP 8943261149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pirus</text:p>
          </table:table-cell>
          <table:table-cell office:value-type="string" table:style-name="ce1">
            <text:p>Papirus-Recykling Grzegorz Kołakowski <text:s/>ul. Szczawiowa 54a, 70-010 Szczecin NIP 8521124660  BDO 000003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groda</text:p>
          </table:table-cell>
          <table:table-cell office:value-type="string" table:style-name="ce1">
            <text:p>P.H.P.U. Zagroda Sp. z O. O. ul. 1-go Maja 38b, 38-100 Strzyżów NIP<text:span text:style-name="T3"> </text:span><text:span text:style-name="T2">8191559477 BDO 000015388<text:s/></text:span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KO-RECYKLING POLSKA<text:s/></text:p>
          </table:table-cell>
          <table:table-cell office:value-type="string" table:style-name="ce1">
            <text:p>EKO-RECYKLING POLSKA SP. Z O.O. ul. Wyzwolenia 2, 41-103 Siemianowice Śląskie NIP 6431773477 BDO 0005359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PW<text:s/></text:p>
          </table:table-cell>
          <table:table-cell office:value-type="string" table:style-name="ce1">
            <text:p>GPW Logistics S.A. ul. Książęca 4, 00-498 Warszawa NIP 5272959044 <text:s/>BDO 0007067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EST<text:s/></text:p>
          </table:table-cell>
          <table:table-cell office:value-type="string" table:style-name="ce2">
            <text:p>JEST Cleaning System sp. z o.o.<text:span text:style-name="T4"><text:s/></text:span>ul. Oświęcimska 51k, 41-109 Gliwice NIP 9691672326 BDO 0006949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KO-ART.</text:p>
          </table:table-cell>
          <table:table-cell office:value-type="string" table:style-name="ce1">
            <text:p>EKO-ART. GOSPODARKA ODADAMI SP. Z O. O. ul. ASFALTOWA 1, 26-110 SKARŻYSKO – KAMIENNA NIP 6832126447 BDO 000583541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K w Sokołowie Małopolskim<text:s/></text:p>
          </table:table-cell>
          <table:table-cell office:value-type="string" table:style-name="ce1">
            <text:p>Zakład Komunalny w Sokołowie Małopolskim Sp. z o.o. ul. Łazienna 7, 36-050 Sokołów Małopolski NIP 5170361538 <text:s text:c="2"/>BDO 0000023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EKT-TRANS</text:p>
          </table:table-cell>
          <table:table-cell office:value-type="string" table:style-name="ce3">
            <text:p>EFEKT-TRANS Marcin Ostapowicz C. K. Norwida 11, 16-100 Sokółka NIP 5451733339 <text:s/>BDO 0001583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zyżew magazyn</text:p>
          </table:table-cell>
          <table:table-cell office:value-type="string" table:style-name="ce1">
            <text:p>Usługi Transportowe Dariusz Godlewski <text:s/>ul. Zambrowska 12, 18-220 Czyżew NIP 7231002304 <text:s text:c="2"/>BDO 0001119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szkan<text:s/></text:p>
          </table:table-cell>
          <table:table-cell office:value-type="string" table:style-name="ce1">
            <text:p>Traszkan S.F.Z. Sroka Spółka Jawna Zegartowice 105, 32-415 Zegartowice NIP: 6811821834 <text:s/>BDO: 0000116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PM<text:s/></text:p>
          </table:table-cell>
          <table:table-cell office:value-type="string" table:style-name="ce1">
            <text:p>RPM Sp.z o.o. ul. Szubianki 8, 63-200 Jarocin NIP: PL6172195754 BDO: 0000107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lmet</text:p>
          </table:table-cell>
          <table:table-cell office:value-type="string" table:style-name="ce1">
            <text:p>SELMET B. J. RUDNICCY ul. Traugutta 31, 82-300 Elbląg NIP: 5782865721 BDO: <text:s/>000005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X BUS</text:p>
          </table:table-cell>
          <table:table-cell office:value-type="string" table:style-name="ce1">
            <text:p>LUX BUS SP. Z O.O. ul. Wiejska 11L, 05-123 Olszewnica Stara NIP 5361987906 BDO 000666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bań<text:s/></text:p>
          </table:table-cell>
          <table:table-cell office:value-type="string" table:style-name="ce1">
            <text:p>ZGiUK Lubań Sp. z o.o. ul. Bazaltowa 1, 59-800 Lubań NIP: 6131425217, BDO: 000012296</text:p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  <table:table table:name="Arkusz2" table:style-name="ta1">
        <table:table-column table:style-name="co4" table:default-cell-style-name="ce1"/>
        <table:table-column table:style-name="co3" table:number-columns-repeated="16383" table:default-cell-style-name="ce1"/>
        <table:table-row table:style-name="ro2">
          <table:table-cell table:style-name="ce2"/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" svg:font-family="Aptos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meta:initial-creator>Agnieszka Żuk</meta:initial-creator>
    <dc:creator>Agnieszka Żuk</dc:creator>
    <meta:creation-date>2026-04-09T18:07:49Z</meta:creation-date>
    <dc:date>2026-04-09T19:48:13Z</dc:date>
  </office:meta>
</office:document-meta>
</file>